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. Series and DataFrames</text:span></text:h>
      <text:h text:style-name="Heading_20_3" text:outline-level="3"><text:span text:style-name="Strong_20_Emphasis">1.1 Series</text:span></text:h>
      <text:p text:style-name="Text_20_body">A <text:span text:style-name="Strong_20_Emphasis">Series</text:span> is a one-dimensional array with labels (index). It can hold any data type (integers, strings, floats, etc.). Think of it as a single column of a spreadsheet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import pandas as pd</text:span></text:p>
      <text:p text:style-name="P2"/>
      <text:p text:style-name="P2"><text:span text:style-name="Source_20_Text"># Create a Series from a list</text:span></text:p>
      <text:p text:style-name="P2"><text:span text:style-name="Source_20_Text">data = [10, 20, 30, 40]</text:span></text:p>
      <text:p text:style-name="P2"><text:span text:style-name="Source_20_Text">series = pd.Series(data, index=['A', 'B', 'C', 'D'])</text:span></text:p>
      <text:p text:style-name="P2"><text:span text:style-name="Source_20_Text">print(series)</text:span></text:p>
      <text:p text:style-name="P2"/>
      <text:p text:style-name="P2"><text:span text:style-name="Source_20_Text"># Accessing elements</text:span></text:p>
      <text:p text:style-name="P2"><text:span text:style-name="Source_20_Text">print(series['A']) <text:s/># Access by label</text:span></text:p>
      <text:p text:style-name="P3"><text:span text:style-name="Source_20_Text">print(series[0]) <text:s text:c="3"/># Access by position</text:span></text:p>
      <text:p text:style-name="Text_20_body"><text:span text:style-name="Strong_20_Emphasis">Output</text:span>:</text:p>
      <text:p text:style-name="Preformatted_20_Text">less</text:p>
      <text:p text:style-name="Preformatted_20_Text">Copy code</text:p>
      <text:p text:style-name="P1"><text:span text:style-name="Source_20_Text">A <text:s text:c="3"/>10</text:span></text:p>
      <text:p text:style-name="P2"><text:span text:style-name="Source_20_Text">B <text:s text:c="3"/>20</text:span></text:p>
      <text:p text:style-name="P2"><text:span text:style-name="Source_20_Text">C <text:s text:c="3"/>30</text:span></text:p>
      <text:p text:style-name="P2"><text:span text:style-name="Source_20_Text">D <text:s text:c="3"/>40</text:span></text:p>
      <text:p text:style-name="P2"><text:span text:style-name="Source_20_Text">dtype: int64</text:span></text:p>
      <text:p text:style-name="P2"/>
      <text:p text:style-name="P2"><text:span text:style-name="Source_20_Text">10 <text:s/># Output for series['A']</text:span></text:p>
      <text:p text:style-name="P3"><text:span text:style-name="Source_20_Text">10 <text:s/># Output for series[0]</text:span></text:p>
      <text:p text:style-name="Horizontal_20_Line"/>
      <text:h text:style-name="Heading_20_3" text:outline-level="3"><text:span text:style-name="Strong_20_Emphasis">1.2 DataFrame</text:span></text:h>
      <text:p text:style-name="Text_20_body">A <text:span text:style-name="Strong_20_Emphasis">DataFrame</text:span> is a two-dimensional labeled data structure, like a table in Excel. It’s the core data structure of Panda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Create a DataFrame from a dictionary</text:span></text:p>
      <text:p text:style-name="P2"><text:span text:style-name="Source_20_Text">data = {</text:span></text:p>
      <text:p text:style-name="P2"><text:span text:style-name="Source_20_Text"><text:s text:c="4"/>'Name': ['Alice', 'Bob', 'Charlie'],</text:span></text:p>
      <text:p text:style-name="P2"><text:span text:style-name="Source_20_Text"><text:s text:c="4"/>'Age': [25, 30, 35],</text:span></text:p>
      <text:p text:style-name="P2"><text:span text:style-name="Source_20_Text"><text:s text:c="4"/>'Salary': [50000, 60000, 70000]</text:span></text:p>
      <text:p text:style-name="P2"><text:span text:style-name="Source_20_Text">}</text:span></text:p>
      <text:p text:style-name="P2"><text:span text:style-name="Source_20_Text">df = pd.DataFrame(data)</text:span></text:p>
      <text:p text:style-name="P2"><text:span text:style-name="Source_20_Text">print(df)</text:span></text:p>
      <text:p text:style-name="P2"/>
      <text:p text:style-name="P2"><text:span text:style-name="Source_20_Text"># Accessing data</text:span></text:p>
      <text:p text:style-name="P2"><text:span text:style-name="Source_20_Text">print(df['Name']) <text:s text:c="9"/># Access a column</text:span></text:p>
      <text:p text:style-name="P2"><text:span text:style-name="Source_20_Text">print(df.loc[0]) <text:s text:c="10"/># Access a row by index</text:span></text:p>
      <text:p text:style-name="P3"><text:span text:style-name="Source_20_Text">print(df.iloc[1:3]) <text:s text:c="7"/># Access rows by position</text:span></text:p>
      <text:p text:style-name="Text_20_body"><text:soft-page-break/><text:span text:style-name="Strong_20_Emphasis">Output</text:span>:</text:p>
      <text:p text:style-name="Preformatted_20_Text">vbnet</text:p>
      <text:p text:style-name="Preformatted_20_Text">Copy code</text:p>
      <text:p text:style-name="P1"><text:span text:style-name="Source_20_Text"><text:s text:c="6"/>Name <text:s/>Age <text:s/>Salary</text:span></text:p>
      <text:p text:style-name="P2"><text:span text:style-name="Source_20_Text">0 <text:s text:c="3"/>Alice <text:s text:c="2"/>25 <text:s text:c="2"/>50000</text:span></text:p>
      <text:p text:style-name="P2"><text:span text:style-name="Source_20_Text">1 <text:s text:c="5"/>Bob <text:s text:c="2"/>30 <text:s text:c="2"/>60000</text:span></text:p>
      <text:p text:style-name="P2"><text:span text:style-name="Source_20_Text">2 <text:s/>Charlie <text:s text:c="2"/>35 <text:s text:c="2"/>70000</text:span></text:p>
      <text:p text:style-name="P2"/>
      <text:p text:style-name="P2"><text:span text:style-name="Source_20_Text">0 <text:s text:c="3"/>Alice</text:span></text:p>
      <text:p text:style-name="P2"><text:span text:style-name="Source_20_Text">1 <text:s text:c="5"/>Bob</text:span></text:p>
      <text:p text:style-name="P2"><text:span text:style-name="Source_20_Text">2 <text:s/>Charlie</text:span></text:p>
      <text:p text:style-name="P3"><text:span text:style-name="Source_20_Text">Name: Name, dtype: object</text:span></text:p>
      <text:p text:style-name="Horizontal_20_Line"/>
      <text:h text:style-name="Heading_20_2" text:outline-level="2"><text:span text:style-name="Strong_20_Emphasis">2. Reading and Writing Data</text:span></text:h>
      <text:p text:style-name="Text_20_body">Pandas makes it easy to load data from and save data to various formats.</text:p>
      <text:h text:style-name="Heading_20_3" text:outline-level="3"><text:span text:style-name="Strong_20_Emphasis">2.1 Reading Data</text:span></text:h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Reading a CSV file</text:span></text:p>
      <text:p text:style-name="P2"><text:span text:style-name="Source_20_Text">df = pd.read_csv('example.csv')</text:span></text:p>
      <text:p text:style-name="P2"/>
      <text:p text:style-name="P2"><text:span text:style-name="Source_20_Text"># Reading an Excel file</text:span></text:p>
      <text:p text:style-name="P2"><text:span text:style-name="Source_20_Text">df = pd.read_excel('example.xlsx')</text:span></text:p>
      <text:p text:style-name="P2"/>
      <text:p text:style-name="P2"><text:span text:style-name="Source_20_Text"># Reading a JSON file</text:span></text:p>
      <text:p text:style-name="P3"><text:span text:style-name="Source_20_Text">df = pd.read_json('example.json')</text:span></text:p>
      <text:h text:style-name="Heading_20_3" text:outline-level="3"><text:span text:style-name="Strong_20_Emphasis">2.2 Writing Data</text:span></text:h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Writing to CSV</text:span></text:p>
      <text:p text:style-name="P2"><text:span text:style-name="Source_20_Text">df.to_csv('output.csv', index=False)</text:span></text:p>
      <text:p text:style-name="P2"/>
      <text:p text:style-name="P2"><text:span text:style-name="Source_20_Text"># Writing to Excel</text:span></text:p>
      <text:p text:style-name="P2"><text:span text:style-name="Source_20_Text">df.to_excel('output.xlsx', index=False)</text:span></text:p>
      <text:p text:style-name="P2"/>
      <text:p text:style-name="P2"><text:span text:style-name="Source_20_Text"># Writing to JSON</text:span></text:p>
      <text:p text:style-name="P3"><text:span text:style-name="Source_20_Text">df.to_json('output.json')</text:span></text:p>
      <text:p text:style-name="Horizontal_20_Line"/>
      <text:h text:style-name="Heading_20_2" text:outline-level="2"><text:span text:style-name="Strong_20_Emphasis">3. Data Exploration</text:span></text:h>
      <text:p text:style-name="Text_20_body">Pandas offers various methods to quickly explore and summarize data.</text:p>
      <text:h text:style-name="Heading_20_3" text:outline-level="3"><text:span text:style-name="Strong_20_Emphasis">Example</text:span>:</text:h>
      <text:p text:style-name="Preformatted_20_Text">python</text:p>
      <text:p text:style-name="Preformatted_20_Text"><text:soft-page-break/>Copy code</text:p>
      <text:p text:style-name="P1"><text:span text:style-name="Source_20_Text"># Display the first 5 rows</text:span></text:p>
      <text:p text:style-name="P2"><text:span text:style-name="Source_20_Text">print(df.head())</text:span></text:p>
      <text:p text:style-name="P2"/>
      <text:p text:style-name="P2"><text:span text:style-name="Source_20_Text"># Display the last 3 rows</text:span></text:p>
      <text:p text:style-name="P2"><text:span text:style-name="Source_20_Text">print(df.tail(3))</text:span></text:p>
      <text:p text:style-name="P2"/>
      <text:p text:style-name="P2"><text:span text:style-name="Source_20_Text"># Get information about the DataFrame</text:span></text:p>
      <text:p text:style-name="P2"><text:span text:style-name="Source_20_Text">print(df.info())</text:span></text:p>
      <text:p text:style-name="P2"/>
      <text:p text:style-name="P2"><text:span text:style-name="Source_20_Text"># Get summary statistics</text:span></text:p>
      <text:p text:style-name="P3"><text:span text:style-name="Source_20_Text">print(df.describe())</text:span></text:p>
      <text:p text:style-name="Text_20_body"><text:span text:style-name="Strong_20_Emphasis">Output (for </text:span><text:span text:style-name="Strong_20_Emphasis"><text:span text:style-name="Source_20_Text">df.info()</text:span></text:span><text:span text:style-name="Strong_20_Emphasis"> and </text:span><text:span text:style-name="Strong_20_Emphasis"><text:span text:style-name="Source_20_Text">df.describe()</text:span></text:span><text:span text:style-name="Strong_20_Emphasis"> on a sample dataset)</text:span>:</text:p>
      <text:p text:style-name="Preformatted_20_Text">kotlin</text:p>
      <text:p text:style-name="Preformatted_20_Text">Copy code</text:p>
      <text:p text:style-name="P1"><text:span text:style-name="Source_20_Text">&lt;class 'pandas.core.frame.DataFrame'&gt;</text:span></text:p>
      <text:p text:style-name="P2"><text:span text:style-name="Source_20_Text">RangeIndex: 5 entries, 0 to 4</text:span></text:p>
      <text:p text:style-name="P2"><text:span text:style-name="Source_20_Text">Data columns (total 3 columns):</text:span></text:p>
      <text:p text:style-name="P2"><text:span text:style-name="Source_20_Text"><text:s/># <text:s text:c="2"/>Column <text:s text:c="2"/>Non-Null Count <text:s/>Dtype</text:span></text:p>
      <text:p text:style-name="P2"><text:span text:style-name="Source_20_Text">--- <text:s/>------ <text:s text:c="2"/>-------------- <text:s/>-----</text:span></text:p>
      <text:p text:style-name="P2"><text:span text:style-name="Source_20_Text"><text:s/>0 <text:s text:c="2"/>Name <text:s text:c="4"/>5 non-null <text:s text:c="5"/>object</text:span></text:p>
      <text:p text:style-name="P2"><text:span text:style-name="Source_20_Text"><text:s/>1 <text:s text:c="2"/>Age <text:s text:c="5"/>5 non-null <text:s text:c="5"/>int64</text:span></text:p>
      <text:p text:style-name="P2"><text:span text:style-name="Source_20_Text"><text:s/>2 <text:s text:c="2"/>Salary <text:s text:c="2"/>5 non-null <text:s text:c="5"/>int64</text:span></text:p>
      <text:p text:style-name="P2"><text:span text:style-name="Source_20_Text">dtypes: int64(2), object(1)</text:span></text:p>
      <text:p text:style-name="P3"><text:span text:style-name="Source_20_Text">memory usage: 248.0+ bytes</text:span></text:p>
      <text:p text:style-name="Horizontal_20_Line"/>
      <text:h text:style-name="Heading_20_2" text:outline-level="2"><text:span text:style-name="Strong_20_Emphasis">4. Data Selection and Filtering</text:span></text:h>
      <text:p text:style-name="Text_20_body">Pandas allows selecting specific rows and columns, as well as filtering data based on conditions.</text:p>
      <text:h text:style-name="Heading_20_3" text:outline-level="3"><text:span text:style-name="Strong_20_Emphasis">4.1 Selecting Columns</text:span></text:h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Select a single column</text:span></text:p>
      <text:p text:style-name="P2"><text:span text:style-name="Source_20_Text">print(df['Name'])</text:span></text:p>
      <text:p text:style-name="P2"/>
      <text:p text:style-name="P2"><text:span text:style-name="Source_20_Text"># Select multiple columns</text:span></text:p>
      <text:p text:style-name="P3"><text:span text:style-name="Source_20_Text">print(df[['Name', 'Salary']])</text:span></text:p>
      <text:h text:style-name="Heading_20_3" text:outline-level="3"><text:span text:style-name="Strong_20_Emphasis">4.2 Selecting Rows</text:span></text:h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Select a row by index</text:span></text:p>
      <text:p text:style-name="P2"><text:span text:style-name="Source_20_Text">print(df.loc[0]) <text:s/># By label</text:span></text:p>
      <text:p text:style-name="P2"><text:span text:style-name="Source_20_Text">print(df.iloc[1]) # By position</text:span></text:p>
      <text:p text:style-name="P2"/>
      <text:p text:style-name="P2"><text:span text:style-name="Source_20_Text"># Slice rows</text:span></text:p>
      <text:p text:style-name="P3"><text:span text:style-name="Source_20_Text">print(df.iloc[1:3])</text:span></text:p>
      <text:h text:style-name="Heading_20_3" text:outline-level="3"><text:soft-page-break/><text:span text:style-name="Strong_20_Emphasis">4.3 Filtering Rows</text:span></text:h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Filter rows where Age &gt; 30</text:span></text:p>
      <text:p text:style-name="P2"><text:span text:style-name="Source_20_Text">filtered_df = df[df['Age'] &gt; 30]</text:span></text:p>
      <text:p text:style-name="P3"><text:span text:style-name="Source_20_Text">print(filtered_df)</text:span></text:p>
      <text:p text:style-name="Text_20_body"><text:span text:style-name="Strong_20_Emphasis">Output</text:span>:</text:p>
      <text:p text:style-name="Preformatted_20_Text">markdown</text:p>
      <text:p text:style-name="Preformatted_20_Text">Copy code</text:p>
      <text:p text:style-name="P1"><text:span text:style-name="Source_20_Text"><text:s text:c="6"/>Name <text:s/>Age <text:s/>Salary</text:span></text:p>
      <text:p text:style-name="P3"><text:span text:style-name="Source_20_Text">2 <text:s/>Charlie <text:s text:c="2"/>35 <text:s text:c="2"/>70000</text:span></text:p>
      <text:p text:style-name="Horizontal_20_Line"/>
      <text:h text:style-name="Heading_20_2" text:outline-level="2"><text:span text:style-name="Strong_20_Emphasis">5. Data Cleaning</text:span></text:h>
      <text:p text:style-name="Text_20_body">Cleaning data is essential for analysis. This includes handling missing data, renaming columns, and type conversions.</text:p>
      <text:h text:style-name="Heading_20_3" text:outline-level="3"><text:span text:style-name="Strong_20_Emphasis">5.1 Handling Missing Data</text:span></text:h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data = {</text:span></text:p>
      <text:p text:style-name="P2"><text:span text:style-name="Source_20_Text"><text:s text:c="4"/>'Name': ['Alice', 'Bob', None],</text:span></text:p>
      <text:p text:style-name="P2"><text:span text:style-name="Source_20_Text"><text:s text:c="4"/>'Age': [25, None, 35],</text:span></text:p>
      <text:p text:style-name="P2"><text:span text:style-name="Source_20_Text"><text:s text:c="4"/>'Salary': [50000, 60000, None]</text:span></text:p>
      <text:p text:style-name="P2"><text:span text:style-name="Source_20_Text">}</text:span></text:p>
      <text:p text:style-name="P2"><text:span text:style-name="Source_20_Text">df = pd.DataFrame(data)</text:span></text:p>
      <text:p text:style-name="P2"/>
      <text:p text:style-name="P2"><text:span text:style-name="Source_20_Text"># Check for missing values</text:span></text:p>
      <text:p text:style-name="P2"><text:span text:style-name="Source_20_Text">print(df.isnull())</text:span></text:p>
      <text:p text:style-name="P2"/>
      <text:p text:style-name="P2"><text:span text:style-name="Source_20_Text"># Drop rows with missing values</text:span></text:p>
      <text:p text:style-name="P2"><text:span text:style-name="Source_20_Text">df_cleaned = df.dropna()</text:span></text:p>
      <text:p text:style-name="P2"/>
      <text:p text:style-name="P2"><text:span text:style-name="Source_20_Text"># Fill missing values</text:span></text:p>
      <text:p text:style-name="P2"><text:span text:style-name="Source_20_Text">df_filled = df.fillna({'Name': 'Unknown', 'Age': 0, 'Salary': 0})</text:span></text:p>
      <text:p text:style-name="P3"><text:span text:style-name="Source_20_Text">print(df_filled)</text:span></text:p>
      <text:h text:style-name="Heading_20_3" text:outline-level="3"><text:span text:style-name="Strong_20_Emphasis">5.2 Renaming Columns</text:span></text:h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df.rename(columns={'Name': 'Employee Name', 'Salary': 'Annual Salary'}, inplace=True)</text:span></text:p>
      <text:p text:style-name="P3"><text:span text:style-name="Source_20_Text">print(df)</text:span></text:p>
      <text:p text:style-name="Horizontal_20_Line"/>
      <text:h text:style-name="Heading_20_3" text:outline-level="3"><text:soft-page-break/>Let me know if you'd like me to continue with the <text:span text:style-name="Strong_20_Emphasis">Intermediate Topics (6–12)</text:span> or if you’d like to explore any specific topic in detail! 😊</text:h>
      <text:p text:style-name="Text_20_body">4o</text:p>
      <text:h text:style-name="Heading_20_5" text:outline-level="5">You said:</text:h>
      <text:p text:style-name="Text_20_body">yes please</text:p>
      <text:h text:style-name="Heading_20_6" text:outline-level="6">ChatGPT said:</text:h>
      <text:p text:style-name="Text_20_body">Great! Let’s move on to the <text:span text:style-name="Strong_20_Emphasis">Intermediate Topics (6–12)</text:span> with detailed explanations and small examples. 😊</text:p>
      <text:p text:style-name="Horizontal_20_Line"/>
      <text:h text:style-name="Heading_20_2" text:outline-level="2"><text:span text:style-name="Strong_20_Emphasis">6. Indexing Techniques</text:span></text:h>
      <text:h text:style-name="Heading_20_3" text:outline-level="3"><text:span text:style-name="Strong_20_Emphasis">6.1 Hierarchical Indexing (MultiIndex)</text:span></text:h>
      <text:p text:style-name="Text_20_body">Pandas allows you to have multiple levels of indexing on rows or columns, making it easier to work with multi-dimensional data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import pandas as pd</text:span></text:p>
      <text:p text:style-name="P2"/>
      <text:p text:style-name="P2"><text:span text:style-name="Source_20_Text"># Creating a MultiIndex DataFrame</text:span></text:p>
      <text:p text:style-name="P2"><text:span text:style-name="Source_20_Text">data = {</text:span></text:p>
      <text:p text:style-name="P2"><text:span text:style-name="Source_20_Text"><text:s text:c="4"/>'City': ['New York', 'New York', 'London', 'London'],</text:span></text:p>
      <text:p text:style-name="P2"><text:span text:style-name="Source_20_Text"><text:s text:c="4"/>'Year': [2020, 2021, 2020, 2021],</text:span></text:p>
      <text:p text:style-name="P2"><text:span text:style-name="Source_20_Text"><text:s text:c="4"/>'Population': [8.4, 8.5, 9.3, 9.4]</text:span></text:p>
      <text:p text:style-name="P2"><text:span text:style-name="Source_20_Text">}</text:span></text:p>
      <text:p text:style-name="P2"><text:span text:style-name="Source_20_Text">df = pd.DataFrame(data).set_index(['City', 'Year'])</text:span></text:p>
      <text:p text:style-name="P2"><text:span text:style-name="Source_20_Text">print(df)</text:span></text:p>
      <text:p text:style-name="P2"/>
      <text:p text:style-name="P2"><text:span text:style-name="Source_20_Text"># Accessing data with MultiIndex</text:span></text:p>
      <text:p text:style-name="P2"><text:span text:style-name="Source_20_Text">print(df.loc['New York']) <text:s text:c="6"/># Data for New York</text:span></text:p>
      <text:p text:style-name="P3"><text:span text:style-name="Source_20_Text">print(df.loc[('London', 2021)]) # Data for London in 2021</text:span></text:p>
      <text:p text:style-name="Text_20_body"><text:span text:style-name="Strong_20_Emphasis">Output</text:span>:</text:p>
      <text:p text:style-name="Preformatted_20_Text">yaml</text:p>
      <text:p text:style-name="Preformatted_20_Text">Copy code</text:p>
      <text:p text:style-name="P1"><text:span text:style-name="Source_20_Text"><text:s text:c="20"/>Population</text:span></text:p>
      <text:p text:style-name="P2"><text:span text:style-name="Source_20_Text">City <text:s text:c="6"/>Year <text:s text:c="13"/></text:span></text:p>
      <text:p text:style-name="P2"><text:span text:style-name="Source_20_Text">New York <text:s/>2020 <text:s text:c="9"/>8.4</text:span></text:p>
      <text:p text:style-name="P2"><text:span text:style-name="Source_20_Text"><text:s text:c="11"/>2021 <text:s text:c="9"/>8.5</text:span></text:p>
      <text:p text:style-name="P2"><text:span text:style-name="Source_20_Text">London <text:s text:c="3"/>2020 <text:s text:c="9"/>9.3</text:span></text:p>
      <text:p text:style-name="P3"><text:span text:style-name="Source_20_Text"><text:s text:c="11"/>2021 <text:s text:c="9"/>9.4</text:span></text:p>
      <text:p text:style-name="Horizontal_20_Line"/>
      <text:h text:style-name="Heading_20_3" text:outline-level="3"><text:span text:style-name="Strong_20_Emphasis">6.2 Setting and Resetting Index</text:span></text:h>
      <text:p text:style-name="Text_20_body">You can set a specific column (or columns) as the index and reset it back.</text:p>
      <text:p text:style-name="Text_20_body"><text:span text:style-name="Strong_20_Emphasis">Example</text:span>:</text:p>
      <text:p text:style-name="Preformatted_20_Text"><text:soft-page-break/>python</text:p>
      <text:p text:style-name="Preformatted_20_Text">Copy code</text:p>
      <text:p text:style-name="P1"><text:span text:style-name="Source_20_Text"># Set a column as the index</text:span></text:p>
      <text:p text:style-name="P2"><text:span text:style-name="Source_20_Text">df = df.reset_index()</text:span></text:p>
      <text:p text:style-name="P2"><text:span text:style-name="Source_20_Text">print(df)</text:span></text:p>
      <text:p text:style-name="P2"/>
      <text:p text:style-name="P2"><text:span text:style-name="Source_20_Text"># Reset the index to move it back to columns</text:span></text:p>
      <text:p text:style-name="P2"><text:span text:style-name="Source_20_Text">df = df.set_index(['City', 'Year'])</text:span></text:p>
      <text:p text:style-name="P3"><text:span text:style-name="Source_20_Text">print(df)</text:span></text:p>
      <text:p text:style-name="Horizontal_20_Line"/>
      <text:h text:style-name="Heading_20_2" text:outline-level="2"><text:span text:style-name="Strong_20_Emphasis">7. Sorting</text:span></text:h>
      <text:h text:style-name="Heading_20_3" text:outline-level="3"><text:span text:style-name="Strong_20_Emphasis">7.1 Sorting Rows or Columns</text:span></text:h>
      <text:p text:style-name="Text_20_body">You can sort by values or indices using <text:span text:style-name="Source_20_Text">sort_values</text:span> or <text:span text:style-name="Source_20_Text">sort_index</text:span>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Sort by column values</text:span></text:p>
      <text:p text:style-name="P2"><text:span text:style-name="Source_20_Text">sorted_df = df.sort_values(by='Population', ascending=False)</text:span></text:p>
      <text:p text:style-name="P2"><text:span text:style-name="Source_20_Text">print(sorted_df)</text:span></text:p>
      <text:p text:style-name="P2"/>
      <text:p text:style-name="P2"><text:span text:style-name="Source_20_Text"># Sort by index</text:span></text:p>
      <text:p text:style-name="P2"><text:span text:style-name="Source_20_Text">sorted_index = df.sort_index()</text:span></text:p>
      <text:p text:style-name="P3"><text:span text:style-name="Source_20_Text">print(sorted_index)</text:span></text:p>
      <text:p text:style-name="Horizontal_20_Line"/>
      <text:h text:style-name="Heading_20_2" text:outline-level="2"><text:span text:style-name="Strong_20_Emphasis">8. Data Transformation</text:span></text:h>
      <text:h text:style-name="Heading_20_3" text:outline-level="3"><text:span text:style-name="Strong_20_Emphasis">8.1 Adding or Modifying Columns</text:span></text:h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Add a new column</text:span></text:p>
      <text:p text:style-name="P2"><text:span text:style-name="Source_20_Text">df['Density'] = [28000, 28200, 5700, 5900]</text:span></text:p>
      <text:p text:style-name="P2"><text:span text:style-name="Source_20_Text">print(df)</text:span></text:p>
      <text:p text:style-name="P2"/>
      <text:p text:style-name="P2"><text:span text:style-name="Source_20_Text"># Modify an existing column</text:span></text:p>
      <text:p text:style-name="P2"><text:span text:style-name="Source_20_Text">df['Population'] = df['Population'] * 1.01 <text:s/># Apply a 1% growth</text:span></text:p>
      <text:p text:style-name="P3"><text:span text:style-name="Source_20_Text">print(df)</text:span></text:p>
      <text:p text:style-name="Horizontal_20_Line"/>
      <text:h text:style-name="Heading_20_3" text:outline-level="3"><text:span text:style-name="Strong_20_Emphasis">8.2 Vectorized Operations and Broadcasting</text:span></text:h>
      <text:p text:style-name="Text_20_body">Pandas supports fast, vectorized operations on column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Add 1000 to all population values</text:span></text:p>
      <text:p text:style-name="P2"><text:soft-page-break/><text:span text:style-name="Source_20_Text">df['Population'] = df['Population'] + 1000</text:span></text:p>
      <text:p text:style-name="P2"/>
      <text:p text:style-name="P2"><text:span text:style-name="Source_20_Text"># Broadcasting</text:span></text:p>
      <text:p text:style-name="P2"><text:span text:style-name="Source_20_Text">df['Density'] = df['Population'] / df['Density']</text:span></text:p>
      <text:p text:style-name="P3"><text:span text:style-name="Source_20_Text">print(df)</text:span></text:p>
      <text:p text:style-name="Horizontal_20_Line"/>
      <text:h text:style-name="Heading_20_2" text:outline-level="2"><text:span text:style-name="Strong_20_Emphasis">9. Aggregation and Grouping</text:span></text:h>
      <text:h text:style-name="Heading_20_3" text:outline-level="3"><text:span text:style-name="Strong_20_Emphasis">9.1 Grouping Data</text:span></text:h>
      <text:p text:style-name="Text_20_body">The <text:span text:style-name="Source_20_Text">groupby</text:span> function allows you to group data and apply aggregate function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Group by 'City' and calculate the mean population</text:span></text:p>
      <text:p text:style-name="P2"><text:span text:style-name="Source_20_Text">grouped = df.groupby('City')['Population'].mean()</text:span></text:p>
      <text:p text:style-name="P2"><text:span text:style-name="Source_20_Text">print(grouped)</text:span></text:p>
      <text:p text:style-name="P2"/>
      <text:p text:style-name="P2"><text:span text:style-name="Source_20_Text"># Group by multiple columns</text:span></text:p>
      <text:p text:style-name="P2"><text:span text:style-name="Source_20_Text">grouped_multi = df.groupby(['City', 'Year'])['Population'].sum()</text:span></text:p>
      <text:p text:style-name="P3"><text:span text:style-name="Source_20_Text">print(grouped_multi)</text:span></text:p>
      <text:p text:style-name="Horizontal_20_Line"/>
      <text:h text:style-name="Heading_20_3" text:outline-level="3"><text:span text:style-name="Strong_20_Emphasis">9.2 Custom Aggregations</text:span></text:h>
      <text:p text:style-name="Text_20_body">You can use <text:span text:style-name="Source_20_Text">agg</text:span> to apply multiple aggregation function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Apply multiple aggregations</text:span></text:p>
      <text:p text:style-name="P2"><text:span text:style-name="Source_20_Text">grouped = df.groupby('City').agg({'Population': ['mean', 'max']})</text:span></text:p>
      <text:p text:style-name="P3"><text:span text:style-name="Source_20_Text">print(grouped)</text:span></text:p>
      <text:p text:style-name="Horizontal_20_Line"/>
      <text:h text:style-name="Heading_20_2" text:outline-level="2"><text:span text:style-name="Strong_20_Emphasis">10. Merging and Joining</text:span></text:h>
      <text:h text:style-name="Heading_20_3" text:outline-level="3"><text:span text:style-name="Strong_20_Emphasis">10.1 Concatenation</text:span></text:h>
      <text:p text:style-name="Text_20_body">Concatenate DataFrames along rows or column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Concatenate DataFrames along rows</text:span></text:p>
      <text:p text:style-name="P2"><text:span text:style-name="Source_20_Text">df1 = pd.DataFrame({'A': [1, 2], 'B': [3, 4]})</text:span></text:p>
      <text:p text:style-name="P2"><text:span text:style-name="Source_20_Text">df2 = pd.DataFrame({'A': [5, 6], 'B': [7, 8]})</text:span></text:p>
      <text:p text:style-name="P2"><text:span text:style-name="Source_20_Text">concat_df = pd.concat([df1, df2])</text:span></text:p>
      <text:p text:style-name="P3"><text:span text:style-name="Source_20_Text">print(concat_df)</text:span></text:p>
      <text:h text:style-name="Heading_20_3" text:outline-level="3"><text:soft-page-break/><text:span text:style-name="Strong_20_Emphasis">10.2 Merging</text:span></text:h>
      <text:p text:style-name="Text_20_body">Merge DataFrames based on a common key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left = pd.DataFrame({'ID': [1, 2], 'Name': ['Alice', 'Bob']})</text:span></text:p>
      <text:p text:style-name="P2"><text:span text:style-name="Source_20_Text">right = pd.DataFrame({'ID': [1, 2], 'Salary': [50000, 60000]})</text:span></text:p>
      <text:p text:style-name="P2"/>
      <text:p text:style-name="P2"><text:span text:style-name="Source_20_Text">merged = pd.merge(left, right, on='ID')</text:span></text:p>
      <text:p text:style-name="P3"><text:span text:style-name="Source_20_Text">print(merged)</text:span></text:p>
      <text:p text:style-name="Horizontal_20_Line"/>
      <text:h text:style-name="Heading_20_2" text:outline-level="2"><text:span text:style-name="Strong_20_Emphasis">11. Pivot Tables and Cross-Tabulation</text:span></text:h>
      <text:h text:style-name="Heading_20_3" text:outline-level="3"><text:span text:style-name="Strong_20_Emphasis">11.1 Pivot Tables</text:span></text:h>
      <text:p text:style-name="Text_20_body">Pivot tables allow you to summarize data in a spreadsheet-like format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Create a pivot table</text:span></text:p>
      <text:p text:style-name="P2"><text:span text:style-name="Source_20_Text">pivot = df.reset_index().pivot_table(values='Population', index='City', columns='Year', aggfunc='mean')</text:span></text:p>
      <text:p text:style-name="P3"><text:span text:style-name="Source_20_Text">print(pivot)</text:span></text:p>
      <text:p text:style-name="Horizontal_20_Line"/>
      <text:h text:style-name="Heading_20_3" text:outline-level="3"><text:span text:style-name="Strong_20_Emphasis">11.2 Cross-Tabulation</text:span></text:h>
      <text:p text:style-name="Text_20_body">Cross-tabulation is used to compute frequency table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Create a crosstab</text:span></text:p>
      <text:p text:style-name="P2"><text:span text:style-name="Source_20_Text">data = {</text:span></text:p>
      <text:p text:style-name="P2"><text:span text:style-name="Source_20_Text"><text:s text:c="4"/>'Gender': ['Male', 'Female', 'Female', 'Male'],</text:span></text:p>
      <text:p text:style-name="P2"><text:span text:style-name="Source_20_Text"><text:s text:c="4"/>'Department': ['HR', 'IT', 'HR', 'IT']</text:span></text:p>
      <text:p text:style-name="P2"><text:span text:style-name="Source_20_Text">}</text:span></text:p>
      <text:p text:style-name="P2"><text:span text:style-name="Source_20_Text">df = pd.DataFrame(data)</text:span></text:p>
      <text:p text:style-name="P2"/>
      <text:p text:style-name="P2"><text:span text:style-name="Source_20_Text">crosstab = pd.crosstab(df['Gender'], df['Department'])</text:span></text:p>
      <text:p text:style-name="P3"><text:span text:style-name="Source_20_Text">print(crosstab)</text:span></text:p>
      <text:p text:style-name="Text_20_body"><text:span text:style-name="Strong_20_Emphasis">Output</text:span>:</text:p>
      <text:p text:style-name="Preformatted_20_Text">Copy code</text:p>
      <text:p text:style-name="P1"><text:span text:style-name="Source_20_Text">Department <text:s/>HR <text:s/>IT</text:span></text:p>
      <text:p text:style-name="P2"><text:span text:style-name="Source_20_Text">Gender <text:s text:c="12"/></text:span></text:p>
      <text:p text:style-name="P2"><text:span text:style-name="Source_20_Text">Female <text:s text:c="6"/>1 <text:s text:c="2"/>1</text:span></text:p>
      <text:p text:style-name="P3"><text:span text:style-name="Source_20_Text">Male <text:s text:c="8"/>0 <text:s text:c="2"/>2</text:span></text:p>
      <text:p text:style-name="Horizontal_20_Line"/>
      <text:h text:style-name="Heading_20_2" text:outline-level="2"><text:soft-page-break/><text:span text:style-name="Strong_20_Emphasis">12. Working with Dates and Times</text:span></text:h>
      <text:h text:style-name="Heading_20_3" text:outline-level="3"><text:span text:style-name="Strong_20_Emphasis">12.1 Date Parsing</text:span></text:h>
      <text:p text:style-name="Text_20_body">Convert strings into datetime object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Convert a string column to datetime</text:span></text:p>
      <text:p text:style-name="P2"><text:span text:style-name="Source_20_Text">data = {'Date': ['2023-01-01', '2023-02-01'], 'Value': [10, 20]}</text:span></text:p>
      <text:p text:style-name="P2"><text:span text:style-name="Source_20_Text">df = pd.DataFrame(data)</text:span></text:p>
      <text:p text:style-name="P2"><text:span text:style-name="Source_20_Text">df['Date'] = pd.to_datetime(df['Date'])</text:span></text:p>
      <text:p text:style-name="P2"><text:span text:style-name="Source_20_Text">print(df)</text:span></text:p>
      <text:p text:style-name="P2"/>
      <text:p text:style-name="P2"><text:span text:style-name="Source_20_Text"># Extract date components</text:span></text:p>
      <text:p text:style-name="P2"><text:span text:style-name="Source_20_Text">df['Year'] = df['Date'].dt.year</text:span></text:p>
      <text:p text:style-name="P2"><text:span text:style-name="Source_20_Text">df['Month'] = df['Date'].dt.month</text:span></text:p>
      <text:p text:style-name="P3"><text:span text:style-name="Source_20_Text">print(df)</text:span></text:p>
      <text:h text:style-name="Heading_20_3" text:outline-level="3"><text:span text:style-name="Strong_20_Emphasis">12.2 Resampling</text:span></text:h>
      <text:p text:style-name="Text_20_body">Resampling is used to aggregate data based on a time frequency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Create a time series DataFrame</text:span></text:p>
      <text:p text:style-name="P2"><text:span text:style-name="Source_20_Text">date_rng = pd.date_range(start='2023-01-01', end='2023-01-10', freq='D')</text:span></text:p>
      <text:p text:style-name="P2"><text:span text:style-name="Source_20_Text">df = pd.DataFrame({'Date': date_rng, 'Value': range(len(date_rng))})</text:span></text:p>
      <text:p text:style-name="P2"/>
      <text:p text:style-name="P2"><text:span text:style-name="Source_20_Text"># Resample to weekly frequency</text:span></text:p>
      <text:p text:style-name="P2"><text:span text:style-name="Source_20_Text">df.set_index('Date', inplace=True)</text:span></text:p>
      <text:p text:style-name="P2"><text:span text:style-name="Source_20_Text">weekly = df.resample('W').sum()</text:span></text:p>
      <text:p text:style-name="P3"><text:span text:style-name="Source_20_Text">print(weekly)</text:span></text:p>
      <text:p text:style-name="Horizontal_20_Line"/>
      <text:h text:style-name="Heading_20_3" text:outline-level="3">What would you like to explore next? Shall we move to the <text:span text:style-name="Strong_20_Emphasis">Advanced Topics (13–20)</text:span>, or focus on any specific topic so far? 😊</text:h>
      <text:p text:style-name="Text_20_body">4o</text:p>
      <text:h text:style-name="Heading_20_5" text:outline-level="5">You said:</text:h>
      <text:p text:style-name="Text_20_body">yes provide every thig make sure not a single topic loose</text:p>
      <text:h text:style-name="Heading_20_6" text:outline-level="6">ChatGPT said:</text:h>
      <text:p text:style-name="Text_20_body">Got it! I'll provide <text:span text:style-name="Strong_20_Emphasis">everything</text:span> from the list in a structured manner, starting where we left off. Since it's a long process, I'll continue step-by-step and ensure <text:span text:style-name="Strong_20_Emphasis">every topic</text:span> is explained thoroughly with examples. Let’s dive into the <text:span text:style-name="Strong_20_Emphasis">Advanced Topics (13–20)</text:span> now.</text:p>
      <text:p text:style-name="Horizontal_20_Line"/>
      <text:h text:style-name="Heading_20_2" text:outline-level="2"><text:soft-page-break/><text:span text:style-name="Strong_20_Emphasis">13. Advanced Indexing</text:span></text:h>
      <text:h text:style-name="Heading_20_3" text:outline-level="3"><text:span text:style-name="Strong_20_Emphasis">13.1 Cross-Section Selection (</text:span><text:span text:style-name="Strong_20_Emphasis"><text:span text:style-name="Source_20_Text">xs</text:span></text:span><text:span text:style-name="Strong_20_Emphasis">)</text:span></text:h>
      <text:p text:style-name="Text_20_body">The <text:span text:style-name="Source_20_Text">xs</text:span> method allows you to select data at a particular level of a <text:span text:style-name="Strong_20_Emphasis">MultiIndex</text:span>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MultiIndex DataFrame</text:span></text:p>
      <text:p text:style-name="P2"><text:span text:style-name="Source_20_Text">data = {</text:span></text:p>
      <text:p text:style-name="P2"><text:span text:style-name="Source_20_Text"><text:s text:c="4"/>'City': ['New York', 'New York', 'London', 'London'],</text:span></text:p>
      <text:p text:style-name="P2"><text:span text:style-name="Source_20_Text"><text:s text:c="4"/>'Year': [2020, 2021, 2020, 2021],</text:span></text:p>
      <text:p text:style-name="P2"><text:span text:style-name="Source_20_Text"><text:s text:c="4"/>'Population': [8.4, 8.5, 9.3, 9.4]</text:span></text:p>
      <text:p text:style-name="P2"><text:span text:style-name="Source_20_Text">}</text:span></text:p>
      <text:p text:style-name="P2"><text:span text:style-name="Source_20_Text">df = pd.DataFrame(data).set_index(['City', 'Year'])</text:span></text:p>
      <text:p text:style-name="P2"/>
      <text:p text:style-name="P2"><text:span text:style-name="Source_20_Text"># Select data for all years of London</text:span></text:p>
      <text:p text:style-name="P2"><text:span text:style-name="Source_20_Text">print(df.xs('London'))</text:span></text:p>
      <text:p text:style-name="P2"/>
      <text:p text:style-name="P2"><text:span text:style-name="Source_20_Text"># Select data for the year 2021 across all cities</text:span></text:p>
      <text:p text:style-name="P3"><text:span text:style-name="Source_20_Text">print(df.xs(2021, level='Year'))</text:span></text:p>
      <text:p text:style-name="Horizontal_20_Line"/>
      <text:h text:style-name="Heading_20_3" text:outline-level="3"><text:span text:style-name="Strong_20_Emphasis">13.2 Advanced Slicing with MultiIndex</text:span></text:h>
      <text:p text:style-name="Text_20_body">You can slice data using a MultiIndex by specifying a range of indice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Slice data for a range of years</text:span></text:p>
      <text:p text:style-name="P3"><text:span text:style-name="Source_20_Text">print(df.loc[('New York', slice(2020, 2021)), :])</text:span></text:p>
      <text:p text:style-name="Horizontal_20_Line"/>
      <text:h text:style-name="Heading_20_2" text:outline-level="2"><text:span text:style-name="Strong_20_Emphasis">14. Window Functions</text:span></text:h>
      <text:h text:style-name="Heading_20_3" text:outline-level="3"><text:span text:style-name="Strong_20_Emphasis">14.1 Rolling Windows</text:span></text:h>
      <text:p text:style-name="Text_20_body">Perform calculations over a sliding window (e.g., moving averages)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data = {'Value': [10, 20, 30, 40, 50]}</text:span></text:p>
      <text:p text:style-name="P2"><text:span text:style-name="Source_20_Text">df = pd.DataFrame(data)</text:span></text:p>
      <text:p text:style-name="P2"/>
      <text:p text:style-name="P2"><text:span text:style-name="Source_20_Text"># Calculate a rolling mean with a window size of 3</text:span></text:p>
      <text:p text:style-name="P2"><text:span text:style-name="Source_20_Text">df['Rolling_Mean'] = df['Value'].rolling(window=3).mean()</text:span></text:p>
      <text:p text:style-name="P3"><text:span text:style-name="Source_20_Text">print(df)</text:span></text:p>
      <text:p text:style-name="Horizontal_20_Line"/>
      <text:h text:style-name="Heading_20_3" text:outline-level="3"><text:soft-page-break/><text:span text:style-name="Strong_20_Emphasis">14.2 Expanding Windows</text:span></text:h>
      <text:p text:style-name="Text_20_body">Expanding windows accumulate values as they progres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Calculate a cumulative sum</text:span></text:p>
      <text:p text:style-name="P2"><text:span text:style-name="Source_20_Text">df['Cumulative_Sum'] = df['Value'].expanding().sum()</text:span></text:p>
      <text:p text:style-name="P3"><text:span text:style-name="Source_20_Text">print(df)</text:span></text:p>
      <text:p text:style-name="Horizontal_20_Line"/>
      <text:h text:style-name="Heading_20_2" text:outline-level="2"><text:span text:style-name="Strong_20_Emphasis">15. MultiIndex Operations</text:span></text:h>
      <text:h text:style-name="Heading_20_3" text:outline-level="3"><text:span text:style-name="Strong_20_Emphasis">15.1 Creating MultiIndex Columns</text:span></text:h>
      <text:p text:style-name="Text_20_body">You can create a DataFrame with a MultiIndex for column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arrays = [['A', 'A', 'B', 'B'], ['one', 'two', 'one', 'two']]</text:span></text:p>
      <text:p text:style-name="P2"><text:span text:style-name="Source_20_Text">columns = pd.MultiIndex.from_tuples(zip(*arrays))</text:span></text:p>
      <text:p text:style-name="P2"><text:span text:style-name="Source_20_Text">df = pd.DataFrame([[1, 2, 3, 4], [5, 6, 7, 8]], columns=columns)</text:span></text:p>
      <text:p text:style-name="P3"><text:span text:style-name="Source_20_Text">print(df)</text:span></text:p>
      <text:p text:style-name="Horizontal_20_Line"/>
      <text:h text:style-name="Heading_20_3" text:outline-level="3"><text:span text:style-name="Strong_20_Emphasis">15.2 Slicing MultiIndex Columns</text:span></text:h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Select columns under 'A'</text:span></text:p>
      <text:p text:style-name="P2"><text:span text:style-name="Source_20_Text">print(df['A'])</text:span></text:p>
      <text:p text:style-name="P2"/>
      <text:p text:style-name="P2"><text:span text:style-name="Source_20_Text"># Select a specific column</text:span></text:p>
      <text:p text:style-name="P3"><text:span text:style-name="Source_20_Text">print(df['A']['one'])</text:span></text:p>
      <text:p text:style-name="Horizontal_20_Line"/>
      <text:h text:style-name="Heading_20_2" text:outline-level="2"><text:span text:style-name="Strong_20_Emphasis">16. Reshaping DataFrames</text:span></text:h>
      <text:h text:style-name="Heading_20_3" text:outline-level="3"><text:span text:style-name="Strong_20_Emphasis">16.1 Stacking and Unstacking</text:span></text:h>
      <text:p text:style-name="Text_20_body">Stacking pivots columns into rows, and unstacking pivots rows into column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Stacking</text:span></text:p>
      <text:p text:style-name="P2"><text:span text:style-name="Source_20_Text">stacked = df.stack()</text:span></text:p>
      <text:p text:style-name="P2"><text:span text:style-name="Source_20_Text">print(stacked)</text:span></text:p>
      <text:p text:style-name="P2"/>
      <text:p text:style-name="P2"><text:soft-page-break/><text:span text:style-name="Source_20_Text"># Unstacking</text:span></text:p>
      <text:p text:style-name="P2"><text:span text:style-name="Source_20_Text">unstacked = stacked.unstack()</text:span></text:p>
      <text:p text:style-name="P3"><text:span text:style-name="Source_20_Text">print(unstacked)</text:span></text:p>
      <text:p text:style-name="Horizontal_20_Line"/>
      <text:h text:style-name="Heading_20_3" text:outline-level="3"><text:span text:style-name="Strong_20_Emphasis">16.2 Melting</text:span></text:h>
      <text:p text:style-name="Text_20_body">Melting reshapes data by converting columns into row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data = {'ID': [1, 2], 'Name': ['Alice', 'Bob'], 'Age': [25, 30]}</text:span></text:p>
      <text:p text:style-name="P2"><text:span text:style-name="Source_20_Text">df = pd.DataFrame(data)</text:span></text:p>
      <text:p text:style-name="P2"/>
      <text:p text:style-name="P2"><text:span text:style-name="Source_20_Text"># Melt the DataFrame</text:span></text:p>
      <text:p text:style-name="P2"><text:span text:style-name="Source_20_Text">melted = pd.melt(df, id_vars=['ID'], value_vars=['Name', 'Age'])</text:span></text:p>
      <text:p text:style-name="P3"><text:span text:style-name="Source_20_Text">print(melted)</text:span></text:p>
      <text:p text:style-name="Horizontal_20_Line"/>
      <text:h text:style-name="Heading_20_2" text:outline-level="2"><text:span text:style-name="Strong_20_Emphasis">17. Advanced Filtering</text:span></text:h>
      <text:h text:style-name="Heading_20_3" text:outline-level="3"><text:span text:style-name="Strong_20_Emphasis">17.1 Querying with </text:span><text:span text:style-name="Strong_20_Emphasis"><text:span text:style-name="Source_20_Text">query</text:span></text:span></text:h>
      <text:p text:style-name="Text_20_body">The <text:span text:style-name="Source_20_Text">query</text:span> method allows filtering using a SQL-like syntax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data = {'Name': ['Alice', 'Bob', 'Charlie'], 'Age': [25, 30, 35]}</text:span></text:p>
      <text:p text:style-name="P2"><text:span text:style-name="Source_20_Text">df = pd.DataFrame(data)</text:span></text:p>
      <text:p text:style-name="P2"/>
      <text:p text:style-name="P2"><text:span text:style-name="Source_20_Text"># Filter rows where Age &gt; 30</text:span></text:p>
      <text:p text:style-name="P2"><text:span text:style-name="Source_20_Text">filtered = df.query('Age &gt; 30')</text:span></text:p>
      <text:p text:style-name="P3"><text:span text:style-name="Source_20_Text">print(filtered)</text:span></text:p>
      <text:p text:style-name="Horizontal_20_Line"/>
      <text:h text:style-name="Heading_20_3" text:outline-level="3"><text:span text:style-name="Strong_20_Emphasis">17.2 Filtering with </text:span><text:span text:style-name="Strong_20_Emphasis"><text:span text:style-name="Source_20_Text">.str</text:span></text:span><text:span text:style-name="Strong_20_Emphasis"> Accessor</text:span></text:h>
      <text:p text:style-name="Text_20_body">The <text:span text:style-name="Source_20_Text">.str</text:span> accessor allows filtering based on string pattern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Filter rows where Name contains 'A'</text:span></text:p>
      <text:p text:style-name="P2"><text:span text:style-name="Source_20_Text">filtered = df[df['Name'].str.contains('A')]</text:span></text:p>
      <text:p text:style-name="P3"><text:span text:style-name="Source_20_Text">print(filtered)</text:span></text:p>
      <text:p text:style-name="Horizontal_20_Line"/>
      <text:h text:style-name="Heading_20_2" text:outline-level="2"><text:soft-page-break/><text:span text:style-name="Strong_20_Emphasis">18. Custom Functions with </text:span><text:span text:style-name="Strong_20_Emphasis"><text:span text:style-name="Source_20_Text">apply</text:span></text:span></text:h>
      <text:h text:style-name="Heading_20_3" text:outline-level="3"><text:span text:style-name="Strong_20_Emphasis">18.1 Row-wise and Column-wise Transformations</text:span></text:h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Apply a function to a column</text:span></text:p>
      <text:p text:style-name="P2"><text:span text:style-name="Source_20_Text">df['Age_Squared'] = df['Age'].apply(lambda x: x**2)</text:span></text:p>
      <text:p text:style-name="P2"><text:span text:style-name="Source_20_Text">print(df)</text:span></text:p>
      <text:p text:style-name="P2"/>
      <text:p text:style-name="P2"><text:span text:style-name="Source_20_Text"># Apply a function row-wise</text:span></text:p>
      <text:p text:style-name="P2"><text:span text:style-name="Source_20_Text">df['Name_Length'] = df.apply(lambda row: len(row['Name']), axis=1)</text:span></text:p>
      <text:p text:style-name="P3"><text:span text:style-name="Source_20_Text">print(df)</text:span></text:p>
      <text:p text:style-name="Horizontal_20_Line"/>
      <text:h text:style-name="Heading_20_3" text:outline-level="3"><text:span text:style-name="Strong_20_Emphasis">18.2 Element-wise Operations with </text:span><text:span text:style-name="Strong_20_Emphasis"><text:span text:style-name="Source_20_Text">applymap</text:span></text:span></text:h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Apply a function to every element</text:span></text:p>
      <text:p text:style-name="P2"><text:span text:style-name="Source_20_Text">df = pd.DataFrame({'A': [1, 2], 'B': [3, 4]})</text:span></text:p>
      <text:p text:style-name="P2"><text:span text:style-name="Source_20_Text">df = df.applymap(lambda x: x * 2)</text:span></text:p>
      <text:p text:style-name="P3"><text:span text:style-name="Source_20_Text">print(df)</text:span></text:p>
      <text:p text:style-name="Horizontal_20_Line"/>
      <text:h text:style-name="Heading_20_2" text:outline-level="2"><text:span text:style-name="Strong_20_Emphasis">19. Categorical Data</text:span></text:h>
      <text:h text:style-name="Heading_20_3" text:outline-level="3"><text:span text:style-name="Strong_20_Emphasis">19.1 Converting to Categorical</text:span></text:h>
      <text:p text:style-name="Text_20_body">Categorical data saves memory and speeds up operation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df['Category'] = pd.Categorical(['A', 'B', 'A'])</text:span></text:p>
      <text:p text:style-name="P2"><text:span text:style-name="Source_20_Text">print(df)</text:span></text:p>
      <text:p text:style-name="P2"/>
      <text:p text:style-name="P2"><text:span text:style-name="Source_20_Text"># Get unique categories</text:span></text:p>
      <text:p text:style-name="P3"><text:span text:style-name="Source_20_Text">print(df['Category'].cat.categories)</text:span></text:p>
      <text:p text:style-name="Horizontal_20_Line"/>
      <text:h text:style-name="Heading_20_3" text:outline-level="3"><text:span text:style-name="Strong_20_Emphasis">19.2 Benefits of Categorical Data</text:span></text:h>
      <text:p text:style-name="Text_20_body">Categorical columns are memory-efficient and allow ordered data operation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Convert to ordered categorical</text:span></text:p>
      <text:p text:style-name="P2"><text:span text:style-name="Source_20_Text">df['Category'] = pd.Categorical(['Low', 'Medium', 'High'], ordered=True)</text:span></text:p>
      <text:p text:style-name="P3"><text:soft-page-break/><text:span text:style-name="Source_20_Text">print(df)</text:span></text:p>
      <text:p text:style-name="Horizontal_20_Line"/>
      <text:h text:style-name="Heading_20_2" text:outline-level="2"><text:span text:style-name="Strong_20_Emphasis">20. Sparse Data</text:span></text:h>
      <text:h text:style-name="Heading_20_3" text:outline-level="3"><text:span text:style-name="Strong_20_Emphasis">20.1 Handling Sparse Data</text:span></text:h>
      <text:p text:style-name="Text_20_body">Pandas supports sparse data to save memory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import numpy as np</text:span></text:p>
      <text:p text:style-name="P2"/>
      <text:p text:style-name="P2"><text:span text:style-name="Source_20_Text"># Create a sparse DataFrame</text:span></text:p>
      <text:p text:style-name="P2"><text:span text:style-name="Source_20_Text">data = {'A': [0, 1, 0, 0], 'B': [0, 0, 1, 0]}</text:span></text:p>
      <text:p text:style-name="P2"><text:span text:style-name="Source_20_Text">df = pd.DataFrame(data).astype(pd.SparseDtype("int", fill_value=0))</text:span></text:p>
      <text:p text:style-name="P3"><text:span text:style-name="Source_20_Text">print(df)</text:span></text:p>
      <text:p text:style-name="Horizontal_20_Line"/>
      <text:p text:style-name="Text_20_body">Would you like me to continue with <text:span text:style-name="Strong_20_Emphasis">Specialized Topics (21–30)</text:span>, or explore any of the topics we’ve covered in even more detail? 😊</text:p>
      <text:p text:style-name="Text_20_body">4o</text:p>
      <text:h text:style-name="Heading_20_5" text:outline-level="5">You said:</text:h>
      <text:p text:style-name="Text_20_body">yes</text:p>
      <text:h text:style-name="Heading_20_6" text:outline-level="6">ChatGPT said:</text:h>
      <text:p text:style-name="Text_20_body">Great! Let’s continue with the <text:span text:style-name="Strong_20_Emphasis">Specialized Topics (21–30)</text:span> in Pandas, covering more advanced and specialized functionalities. I will explain each topic thoroughly with examples. 😊</text:p>
      <text:p text:style-name="Horizontal_20_Line"/>
      <text:h text:style-name="Heading_20_2" text:outline-level="2"><text:span text:style-name="Strong_20_Emphasis">21. Time Series Analysis</text:span></text:h>
      <text:h text:style-name="Heading_20_3" text:outline-level="3"><text:span text:style-name="Strong_20_Emphasis">21.1 Time Series Date Ranges</text:span></text:h>
      <text:p text:style-name="Text_20_body">You can generate time series data with various frequencies using <text:span text:style-name="Source_20_Text">pd.date_range()</text:span>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Generate a range of dates</text:span></text:p>
      <text:p text:style-name="P2"><text:span text:style-name="Source_20_Text">date_rng = pd.date_range(start='2025-01-01', periods=5, freq='D')</text:span></text:p>
      <text:p text:style-name="P2"><text:span text:style-name="Source_20_Text">df = pd.DataFrame({'Date': date_rng, 'Value': range(5)})</text:span></text:p>
      <text:p text:style-name="P3"><text:span text:style-name="Source_20_Text">print(df)</text:span></text:p>
      <text:p text:style-name="Horizontal_20_Line"/>
      <text:h text:style-name="Heading_20_3" text:outline-level="3"><text:span text:style-name="Strong_20_Emphasis">21.2 Time Resampling</text:span></text:h>
      <text:p text:style-name="Text_20_body">Resample your time series data to a different frequency (e.g., from daily to monthly).</text:p>
      <text:p text:style-name="Text_20_body"><text:soft-page-break/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Create a time series DataFrame with daily frequency</text:span></text:p>
      <text:p text:style-name="P2"><text:span text:style-name="Source_20_Text">date_rng = pd.date_range(start='2025-01-01', periods=10, freq='D')</text:span></text:p>
      <text:p text:style-name="P2"><text:span text:style-name="Source_20_Text">df = pd.DataFrame({'Date': date_rng, 'Value': range(10)}).set_index('Date')</text:span></text:p>
      <text:p text:style-name="P2"/>
      <text:p text:style-name="P2"><text:span text:style-name="Source_20_Text"># Resample to monthly frequency and sum values</text:span></text:p>
      <text:p text:style-name="P2"><text:span text:style-name="Source_20_Text">monthly_df = df.resample('M').sum()</text:span></text:p>
      <text:p text:style-name="P3"><text:span text:style-name="Source_20_Text">print(monthly_df)</text:span></text:p>
      <text:p text:style-name="Horizontal_20_Line"/>
      <text:h text:style-name="Heading_20_2" text:outline-level="2"><text:span text:style-name="Strong_20_Emphasis">22. Custom DataFrame Operations</text:span></text:h>
      <text:h text:style-name="Heading_20_3" text:outline-level="3"><text:span text:style-name="Strong_20_Emphasis">22.1 Custom Aggregation with </text:span><text:span text:style-name="Strong_20_Emphasis"><text:span text:style-name="Source_20_Text">apply</text:span></text:span></text:h>
      <text:p text:style-name="Text_20_body">You can apply custom aggregation functions using <text:span text:style-name="Source_20_Text">apply</text:span>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Create a DataFrame</text:span></text:p>
      <text:p text:style-name="P2"><text:span text:style-name="Source_20_Text">df = pd.DataFrame({'A': [1, 2, 3], 'B': [4, 5, 6]})</text:span></text:p>
      <text:p text:style-name="P2"/>
      <text:p text:style-name="P2"><text:span text:style-name="Source_20_Text"># Custom aggregation: sum of squared values</text:span></text:p>
      <text:p text:style-name="P2"><text:span text:style-name="Source_20_Text">def custom_agg(x):</text:span></text:p>
      <text:p text:style-name="P2"><text:span text:style-name="Source_20_Text"><text:s text:c="4"/>return sum(x**2)</text:span></text:p>
      <text:p text:style-name="P2"/>
      <text:p text:style-name="P2"><text:span text:style-name="Source_20_Text">result = df.apply(custom_agg)</text:span></text:p>
      <text:p text:style-name="P3"><text:span text:style-name="Source_20_Text">print(result)</text:span></text:p>
      <text:p text:style-name="Horizontal_20_Line"/>
      <text:h text:style-name="Heading_20_3" text:outline-level="3"><text:span text:style-name="Strong_20_Emphasis">22.2 Using </text:span><text:span text:style-name="Strong_20_Emphasis"><text:span text:style-name="Source_20_Text">apply</text:span></text:span><text:span text:style-name="Strong_20_Emphasis"> for Conditional Calculations</text:span></text:h>
      <text:p text:style-name="Text_20_body">Apply conditions across rows or column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df['Category'] = df['A'].apply(lambda x: 'High' if x &gt; 2 else 'Low')</text:span></text:p>
      <text:p text:style-name="P3"><text:span text:style-name="Source_20_Text">print(df)</text:span></text:p>
      <text:p text:style-name="Horizontal_20_Line"/>
      <text:h text:style-name="Heading_20_2" text:outline-level="2"><text:span text:style-name="Strong_20_Emphasis">23. Pivoting Data</text:span></text:h>
      <text:h text:style-name="Heading_20_3" text:outline-level="3"><text:span text:style-name="Strong_20_Emphasis">23.1 Pivoting with </text:span><text:span text:style-name="Strong_20_Emphasis"><text:span text:style-name="Source_20_Text">pivot</text:span></text:span></text:h>
      <text:p text:style-name="Text_20_body">Reshape data based on column values into a new DataFrame format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oft-page-break/><text:span text:style-name="Source_20_Text">data = {</text:span></text:p>
      <text:p text:style-name="P2"><text:span text:style-name="Source_20_Text"><text:s text:c="4"/>'Date': ['2025-01-01', '2025-01-01', '2025-01-02'],</text:span></text:p>
      <text:p text:style-name="P2"><text:span text:style-name="Source_20_Text"><text:s text:c="4"/>'City': ['NY', 'LA', 'NY'],</text:span></text:p>
      <text:p text:style-name="P2"><text:span text:style-name="Source_20_Text"><text:s text:c="4"/>'Temperature': [32, 75, 30]</text:span></text:p>
      <text:p text:style-name="P2"><text:span text:style-name="Source_20_Text">}</text:span></text:p>
      <text:p text:style-name="P2"/>
      <text:p text:style-name="P2"><text:span text:style-name="Source_20_Text">df = pd.DataFrame(data)</text:span></text:p>
      <text:p text:style-name="P2"/>
      <text:p text:style-name="P2"><text:span text:style-name="Source_20_Text"># Pivot data to have cities as columns</text:span></text:p>
      <text:p text:style-name="P2"><text:span text:style-name="Source_20_Text">pivoted = df.pivot(index='Date', columns='City', values='Temperature')</text:span></text:p>
      <text:p text:style-name="P3"><text:span text:style-name="Source_20_Text">print(pivoted)</text:span></text:p>
      <text:p text:style-name="Horizontal_20_Line"/>
      <text:h text:style-name="Heading_20_3" text:outline-level="3"><text:span text:style-name="Strong_20_Emphasis">23.2 Advanced Pivoting with </text:span><text:span text:style-name="Strong_20_Emphasis"><text:span text:style-name="Source_20_Text">pivot_table</text:span></text:span></text:h>
      <text:p text:style-name="Text_20_body">Create pivot tables with aggregation function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data = {</text:span></text:p>
      <text:p text:style-name="P2"><text:span text:style-name="Source_20_Text"><text:s text:c="4"/>'City': ['NY', 'NY', 'LA', 'LA'],</text:span></text:p>
      <text:p text:style-name="P2"><text:span text:style-name="Source_20_Text"><text:s text:c="4"/>'Year': [2020, 2021, 2020, 2021],</text:span></text:p>
      <text:p text:style-name="P2"><text:span text:style-name="Source_20_Text"><text:s text:c="4"/>'Temperature': [32, 34, 75, 80]</text:span></text:p>
      <text:p text:style-name="P2"><text:span text:style-name="Source_20_Text">}</text:span></text:p>
      <text:p text:style-name="P2"><text:span text:style-name="Source_20_Text">df = pd.DataFrame(data)</text:span></text:p>
      <text:p text:style-name="P2"/>
      <text:p text:style-name="P2"><text:span text:style-name="Source_20_Text"># Pivot table with average temperature</text:span></text:p>
      <text:p text:style-name="P2"><text:span text:style-name="Source_20_Text">pivot_table = df.pivot_table(values='Temperature', index='City', columns='Year', aggfunc='mean')</text:span></text:p>
      <text:p text:style-name="P3"><text:span text:style-name="Source_20_Text">print(pivot_table)</text:span></text:p>
      <text:p text:style-name="Horizontal_20_Line"/>
      <text:h text:style-name="Heading_20_2" text:outline-level="2"><text:span text:style-name="Strong_20_Emphasis">24. Efficient Memory Usage</text:span></text:h>
      <text:h text:style-name="Heading_20_3" text:outline-level="3"><text:span text:style-name="Strong_20_Emphasis">24.1 Reducing Memory Usage</text:span></text:h>
      <text:p text:style-name="Text_20_body">Optimize memory usage for large DataFrames by changing data type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df = pd.DataFrame({</text:span></text:p>
      <text:p text:style-name="P2"><text:span text:style-name="Source_20_Text"><text:s text:c="4"/>'A': range(1, 1000000),</text:span></text:p>
      <text:p text:style-name="P2"><text:span text:style-name="Source_20_Text"><text:s text:c="4"/>'B': ['A'] * 1000000</text:span></text:p>
      <text:p text:style-name="P2"><text:span text:style-name="Source_20_Text">})</text:span></text:p>
      <text:p text:style-name="P2"/>
      <text:p text:style-name="P2"><text:span text:style-name="Source_20_Text"># Convert integer to a smaller data type</text:span></text:p>
      <text:p text:style-name="P2"><text:span text:style-name="Source_20_Text">df['A'] = df['A'].astype('int32')</text:span></text:p>
      <text:p text:style-name="P3"><text:span text:style-name="Source_20_Text">print(df.memory_usage(deep=True))</text:span></text:p>
      <text:p text:style-name="Horizontal_20_Line"/>
      <text:h text:style-name="Heading_20_3" text:outline-level="3"><text:span text:style-name="Strong_20_Emphasis">24.2 Using Sparse DataFrames</text:span></text:h>
      <text:p text:style-name="Text_20_body">Sparse DataFrames are memory-efficient for data with many zeros.</text:p>
      <text:p text:style-name="Text_20_body"><text:soft-page-break/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df_sparse = pd.DataFrame({'A': [0, 1, 0, 0], 'B': [0, 0, 1, 0]})</text:span></text:p>
      <text:p text:style-name="P2"><text:span text:style-name="Source_20_Text">df_sparse = df_sparse.astype(pd.SparseDtype("int", fill_value=0))</text:span></text:p>
      <text:p text:style-name="P3"><text:span text:style-name="Source_20_Text">print(df_sparse)</text:span></text:p>
      <text:p text:style-name="Horizontal_20_Line"/>
      <text:h text:style-name="Heading_20_2" text:outline-level="2"><text:span text:style-name="Strong_20_Emphasis">25. Handling Large Datasets</text:span></text:h>
      <text:h text:style-name="Heading_20_3" text:outline-level="3"><text:span text:style-name="Strong_20_Emphasis">25.1 Reading Large Files in Chunks</text:span></text:h>
      <text:p text:style-name="Text_20_body">For large files, you can load data in chunks to avoid memory overload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chunk_size = 100000</text:span></text:p>
      <text:p text:style-name="P2"><text:span text:style-name="Source_20_Text">chunks = pd.read_csv('large_file.csv', chunksize=chunk_size)</text:span></text:p>
      <text:p text:style-name="P2"/>
      <text:p text:style-name="P2"><text:span text:style-name="Source_20_Text"># Process each chunk separately</text:span></text:p>
      <text:p text:style-name="P2"><text:span text:style-name="Source_20_Text">for chunk in chunks:</text:span></text:p>
      <text:p text:style-name="P3"><text:span text:style-name="Source_20_Text"><text:s text:c="4"/>print(chunk.head()) <text:s/># Perform operations on each chunk</text:span></text:p>
      <text:p text:style-name="Horizontal_20_Line"/>
      <text:h text:style-name="Heading_20_3" text:outline-level="3"><text:span text:style-name="Strong_20_Emphasis">25.2 Dask for Parallel Computing</text:span></text:h>
      <text:p text:style-name="Text_20_body">Dask is an alternative to Pandas for large datasets that don’t fit in memory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import dask.dataframe as dd</text:span></text:p>
      <text:p text:style-name="P2"/>
      <text:p text:style-name="P2"><text:span text:style-name="Source_20_Text"># Load large CSV file using Dask</text:span></text:p>
      <text:p text:style-name="P2"><text:span text:style-name="Source_20_Text">df = dd.read_csv('large_file.csv')</text:span></text:p>
      <text:p text:style-name="P2"/>
      <text:p text:style-name="P2"><text:span text:style-name="Source_20_Text"># Perform operations</text:span></text:p>
      <text:p text:style-name="P2"><text:span text:style-name="Source_20_Text">result = df.groupby('column_name').mean().compute()</text:span></text:p>
      <text:p text:style-name="P3"><text:span text:style-name="Source_20_Text">print(result)</text:span></text:p>
      <text:p text:style-name="Horizontal_20_Line"/>
      <text:h text:style-name="Heading_20_2" text:outline-level="2"><text:span text:style-name="Strong_20_Emphasis">26. DataFrame Visualization</text:span></text:h>
      <text:h text:style-name="Heading_20_3" text:outline-level="3"><text:span text:style-name="Strong_20_Emphasis">26.1 Basic Plotting with Pandas</text:span></text:h>
      <text:p text:style-name="Text_20_body">Pandas integrates well with Matplotlib for quick plot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import matplotlib.pyplot as plt</text:span></text:p>
      <text:p text:style-name="P2"><text:soft-page-break/></text:p>
      <text:p text:style-name="P2"><text:span text:style-name="Source_20_Text"># Plot a simple line plot</text:span></text:p>
      <text:p text:style-name="P2"><text:span text:style-name="Source_20_Text">df = pd.DataFrame({'x': [1, 2, 3, 4], 'y': [10, 20, 30, 40]})</text:span></text:p>
      <text:p text:style-name="P2"><text:span text:style-name="Source_20_Text">df.plot(x='x', y='y', kind='line')</text:span></text:p>
      <text:p text:style-name="P2"/>
      <text:p text:style-name="P2"><text:span text:style-name="Source_20_Text"># Display the plot</text:span></text:p>
      <text:p text:style-name="P3"><text:span text:style-name="Source_20_Text">plt.show()</text:span></text:p>
      <text:p text:style-name="Horizontal_20_Line"/>
      <text:h text:style-name="Heading_20_3" text:outline-level="3"><text:span text:style-name="Strong_20_Emphasis">26.2 Histograms and Box Plots</text:span></text:h>
      <text:p text:style-name="Text_20_body">Generate histograms or box plots directly from DataFrame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Histogram</text:span></text:p>
      <text:p text:style-name="P2"><text:span text:style-name="Source_20_Text">df['y'].plot(kind='hist', bins=5)</text:span></text:p>
      <text:p text:style-name="P2"/>
      <text:p text:style-name="P2"><text:span text:style-name="Source_20_Text"># Box plot</text:span></text:p>
      <text:p text:style-name="P2"><text:span text:style-name="Source_20_Text">df.plot(kind='box')</text:span></text:p>
      <text:p text:style-name="P3"><text:span text:style-name="Source_20_Text">plt.show()</text:span></text:p>
      <text:p text:style-name="Horizontal_20_Line"/>
      <text:h text:style-name="Heading_20_2" text:outline-level="2"><text:span text:style-name="Strong_20_Emphasis">27. Statistical Analysis</text:span></text:h>
      <text:h text:style-name="Heading_20_3" text:outline-level="3"><text:span text:style-name="Strong_20_Emphasis">27.1 Summary Statistics</text:span></text:h>
      <text:p text:style-name="Text_20_body">Quickly summarize numerical data with <text:span text:style-name="Source_20_Text">describe()</text:span> and other statistical method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Summary statistics</text:span></text:p>
      <text:p text:style-name="P2"><text:span text:style-name="Source_20_Text">print(df.describe())</text:span></text:p>
      <text:p text:style-name="P2"/>
      <text:p text:style-name="P2"><text:span text:style-name="Source_20_Text"># Calculate correlation between columns</text:span></text:p>
      <text:p text:style-name="P3"><text:span text:style-name="Source_20_Text">print(df.corr())</text:span></text:p>
      <text:p text:style-name="Horizontal_20_Line"/>
      <text:h text:style-name="Heading_20_3" text:outline-level="3"><text:span text:style-name="Strong_20_Emphasis">27.2 Hypothesis Testing</text:span></text:h>
      <text:p text:style-name="Text_20_body">Pandas integrates well with <text:span text:style-name="Source_20_Text">scipy</text:span> for performing hypothesis test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import scipy.stats as stats</text:span></text:p>
      <text:p text:style-name="P2"/>
      <text:p text:style-name="P2"><text:span text:style-name="Source_20_Text"># Perform a t-test</text:span></text:p>
      <text:p text:style-name="P2"><text:span text:style-name="Source_20_Text">t_stat, p_value = stats.ttest_1samp(df['y'], 25)</text:span></text:p>
      <text:p text:style-name="P3"><text:span text:style-name="Source_20_Text">print(f"T-statistic: {t_stat}, P-value: {p_value}")</text:span></text:p>
      <text:p text:style-name="Horizontal_20_Line"/>
      <text:h text:style-name="Heading_20_2" text:outline-level="2"><text:soft-page-break/><text:span text:style-name="Strong_20_Emphasis">28. Advanced Plotting with Seaborn</text:span></text:h>
      <text:h text:style-name="Heading_20_3" text:outline-level="3"><text:span text:style-name="Strong_20_Emphasis">28.1 Pairplot for Pairwise Relationships</text:span></text:h>
      <text:p text:style-name="Text_20_body">Use Seaborn for more complex visualizations like pair plot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import seaborn as sns</text:span></text:p>
      <text:p text:style-name="P2"/>
      <text:p text:style-name="P2"><text:span text:style-name="Source_20_Text"># Create a pairplot</text:span></text:p>
      <text:p text:style-name="P2"><text:span text:style-name="Source_20_Text">sns.pairplot(df)</text:span></text:p>
      <text:p text:style-name="P3"><text:span text:style-name="Source_20_Text">plt.show()</text:span></text:p>
      <text:p text:style-name="Horizontal_20_Line"/>
      <text:h text:style-name="Heading_20_3" text:outline-level="3"><text:span text:style-name="Strong_20_Emphasis">28.2 Heatmaps</text:span></text:h>
      <text:p text:style-name="Text_20_body">Visualize correlations or other data relationships with heatmap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Create a heatmap of correlations</text:span></text:p>
      <text:p text:style-name="P2"><text:span text:style-name="Source_20_Text">sns.heatmap(df.corr(), annot=True, cmap='coolwarm')</text:span></text:p>
      <text:p text:style-name="P3"><text:span text:style-name="Source_20_Text">plt.show()</text:span></text:p>
      <text:p text:style-name="Horizontal_20_Line"/>
      <text:h text:style-name="Heading_20_2" text:outline-level="2"><text:span text:style-name="Strong_20_Emphasis">29. Performance Optimization</text:span></text:h>
      <text:h text:style-name="Heading_20_3" text:outline-level="3"><text:span text:style-name="Strong_20_Emphasis">29.1 Vectorization with NumPy</text:span></text:h>
      <text:p text:style-name="Text_20_body">Pandas works well with NumPy arrays for fast computation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import numpy as np</text:span></text:p>
      <text:p text:style-name="P2"/>
      <text:p text:style-name="P2"><text:span text:style-name="Source_20_Text"># Use NumPy for fast element-wise operations</text:span></text:p>
      <text:p text:style-name="P2"><text:span text:style-name="Source_20_Text">df['Value_Squared'] = np.square(df['Value'])</text:span></text:p>
      <text:p text:style-name="P3"><text:span text:style-name="Source_20_Text">print(df)</text:span></text:p>
      <text:p text:style-name="Horizontal_20_Line"/>
      <text:h text:style-name="Heading_20_3" text:outline-level="3"><text:span text:style-name="Strong_20_Emphasis">29.2 Parallel Processing with </text:span><text:span text:style-name="Strong_20_Emphasis"><text:span text:style-name="Source_20_Text">multiprocessing</text:span></text:span></text:h>
      <text:p text:style-name="Text_20_body">Use Python’s <text:span text:style-name="Source_20_Text">multiprocessing</text:span> module for parallel computation with Pandas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import multiprocessing as mp</text:span></text:p>
      <text:p text:style-name="P2"><text:soft-page-break/></text:p>
      <text:p text:style-name="P2"><text:span text:style-name="Source_20_Text"># Function for processing chunks in parallel</text:span></text:p>
      <text:p text:style-name="P2"><text:span text:style-name="Source_20_Text">def process_chunk(chunk):</text:span></text:p>
      <text:p text:style-name="P2"><text:span text:style-name="Source_20_Text"><text:s text:c="4"/>return chunk['Value'].mean()</text:span></text:p>
      <text:p text:style-name="P2"/>
      <text:p text:style-name="P2"><text:span text:style-name="Source_20_Text"># Split DataFrame into chunks and apply function in parallel</text:span></text:p>
      <text:p text:style-name="P2"><text:span text:style-name="Source_20_Text">chunks = np.array_split(df, 4)</text:span></text:p>
      <text:p text:style-name="P2"><text:span text:style-name="Source_20_Text">with mp.Pool(4) as pool:</text:span></text:p>
      <text:p text:style-name="P2"><text:span text:style-name="Source_20_Text"><text:s text:c="4"/>results = pool.map(process_chunk, chunks)</text:span></text:p>
      <text:p text:style-name="P3"><text:span text:style-name="Source_20_Text">print(results)</text:span></text:p>
      <text:p text:style-name="Horizontal_20_Line"/>
      <text:h text:style-name="Heading_20_2" text:outline-level="2"><text:span text:style-name="Strong_20_Emphasis">30. Debugging and Troubleshooting</text:span></text:h>
      <text:h text:style-name="Heading_20_3" text:outline-level="3"><text:span text:style-name="Strong_20_Emphasis">30.1 Inspecting Data with </text:span><text:span text:style-name="Strong_20_Emphasis"><text:span text:style-name="Source_20_Text">head</text:span></text:span><text:span text:style-name="Strong_20_Emphasis"> and </text:span><text:span text:style-name="Strong_20_Emphasis"><text:span text:style-name="Source_20_Text">tail</text:span></text:span></text:h>
      <text:p text:style-name="Text_20_body">Always inspect the first few and last few rows of your DataFrame for data integrity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print(df.head()) <text:s/># Check the first 5 rows</text:span></text:p>
      <text:p text:style-name="P3"><text:span text:style-name="Source_20_Text">print(df.tail()) <text:s/># Check the last 5 rows</text:span></text:p>
      <text:p text:style-name="Horizontal_20_Line"/>
      <text:h text:style-name="Heading_20_3" text:outline-level="3"><text:span text:style-name="Strong_20_Emphasis">30.2 Using </text:span><text:span text:style-name="Strong_20_Emphasis"><text:span text:style-name="Source_20_Text">assert</text:span></text:span><text:span text:style-name="Strong_20_Emphasis"> for Data Validations</text:span></text:h>
      <text:p text:style-name="Text_20_body">Use <text:span text:style-name="Source_20_Text">assert</text:span> statements to validate assumptions about your data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# Ensure no negative values in the 'Value' column</text:span></text:p>
      <text:p text:style-name="P3"><text:span text:style-name="Source_20_Text">assert (df['Value'] &gt;= 0).all(), "Data contains negative values!"</text:span></text:p>
      <text:p text:style-name="Horizontal_20_Line"/>
      <text:h text:style-name="Heading_20_3" text:outline-level="3"><text:span text:style-name="Strong_20_Emphasis">30.3 Profiling Data with </text:span><text:span text:style-name="Strong_20_Emphasis"><text:span text:style-name="Source_20_Text">pandas_profiling</text:span></text:span></text:h>
      <text:p text:style-name="Text_20_body">Use the <text:span text:style-name="Source_20_Text">pandas_profiling</text:span> library to generate a comprehensive analysis of your data.</text:p>
      <text:p text:style-name="Text_20_body"><text:span text:style-name="Strong_20_Emphasis">Example</text:span>:</text:p>
      <text:p text:style-name="Preformatted_20_Text">python</text:p>
      <text:p text:style-name="Preformatted_20_Text">Copy code</text:p>
      <text:p text:style-name="P1"><text:span text:style-name="Source_20_Text">import pandas_profiling</text:span></text:p>
      <text:p text:style-name="P2"/>
      <text:p text:style-name="P2"><text:span text:style-name="Source_20_Text"># Generate a profile report</text:span></text:p>
      <text:p text:style-name="P2"><text:span text:style-name="Source_20_Text">profile = pandas_profiling.ProfileReport(df)</text:span></text:p>
      <text:p text:style-name="P3"><text:span text:style-name="Source_20_Text">profile.to_file('data_report.html')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Noto Sans Devanagari1" style:font-family-complex="'Noto Sans Devanagari'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8:01:26.366124909</meta:creation-date>
    <dc:date>2025-01-02T18:02:17.819856120</dc:date>
    <meta:editing-duration>PT52S</meta:editing-duration>
    <meta:editing-cycles>1</meta:editing-cycles>
    <meta:document-statistic meta:table-count="0" meta:image-count="0" meta:object-count="0" meta:page-count="20" meta:paragraph-count="710" meta:word-count="2772" meta:character-count="19291" meta:non-whitespace-character-count="16845"/>
    <meta:generator>LibreOffice/24.2.7.2$Linux_X86_64 LibreOffice_project/420$Build-2</meta:generator>
  </office:meta>
</office:document-meta>
</file>